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 style:list-style-name="L1">
      <style:text-properties officeooo:rsid="00138c00" officeooo:paragraph-rsid="00138c00"/>
    </style:style>
    <style:style style:name="P3" style:family="paragraph" style:parent-style-name="Standard" style:list-style-name="L1">
      <style:text-properties officeooo:rsid="0014f3e5" officeooo:paragraph-rsid="0014f3e5"/>
    </style:style>
    <style:style style:name="P4" style:family="paragraph" style:parent-style-name="Standard" style:list-style-name="L1">
      <style:text-properties officeooo:rsid="0016b496" officeooo:paragraph-rsid="0016b4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7560546894942780983" text:style-name="L1">
        <text:list-item>
          <text:p text:style-name="P2">temas, como dinero, ayuda a los pobres, perdón, etcétera.</text:p>
        </text:list-item>
        <text:list-item>
          <text:p text:style-name="P2">las divisiones clásicas internas a los capítulos de los evangelios</text:p>
        </text:list-item>
        <text:list-item>
          <text:p text:style-name="P2">actos básicos</text:p>
        </text:list-item>
        <text:list-item>
          <text:p text:style-name="P2">referencias a otros pasajes de la Biblia</text:p>
        </text:list-item>
        <text:list-item>
          <text:p text:style-name="P2">todas las referencias que alguna Biblia señala entre pasajes</text:p>
        </text:list-item>
        <text:list-item>
          <text:p text:style-name="P2">el paralelismo entre bloques de los evangelios</text:p>
        </text:list-item>
        <text:list-item>
          <text:p text:style-name="P2">el paso del tiempo</text:p>
        </text:list-item>
        <text:list-item>
          <text:p text:style-name="P2">acciones aspectos básicos de personajes, como si habla con Dios, si muere, si está embarazado, etcétera</text:p>
        </text:list-item>
        <text:list-item>
          <text:p text:style-name="P3">si Jesús realiza milagros o no</text:p>
        </text:list-item>
        <text:list-item>
          <text:p text:style-name="P4">si algo está mencionado en las escrituras. Posibles maneras de hacerlo: “escrito está”, “escrituras”, “mandamientos”, “ley”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1-24T18:21:14.928537963</dc:date>
    <meta:editing-duration>PT11M1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02" meta:character-count="606" meta:non-whitespace-character-count="527"/>
  </office:meta>
</office:document-meta>
</file>